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711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co34" style:family="table-column">
      <style:table-column-properties fo:break-before="auto" style:column-width="1.2008in"/>
    </style:style>
    <style:style style:name="co35" style:family="table-column">
      <style:table-column-properties fo:break-before="auto" style:column-width="9.8665in"/>
    </style:style>
    <style:style style:name="co36" style:family="table-column">
      <style:table-column-properties fo:break-before="auto" style:column-width="5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0:57:10.023877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4-12-06T11:13:03.856342560</dc:date>
    <meta:editing-duration>P4DT20H52M38S</meta:editing-duration>
    <meta:editing-cycles>735</meta:editing-cycles>
    <meta:document-statistic meta:table-count="10" meta:cell-count="1811" meta:object-count="0"/>
  </office:meta>
</office:document-meta>
</file>